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86F00000D990000020065644C3AC43217F3.svg" manifest:media-type="image/svg+xml"/>
  <manifest:file-entry manifest:full-path="Pictures/100006EF000001ED0000014901ADB2E215920AEA.svg" manifest:media-type="image/svg+xml"/>
  <manifest:file-entry manifest:full-path="Pictures/10000001000000190000001027E1B3D3962B9B52.png" manifest:media-type="image/png"/>
  <manifest:file-entry manifest:full-path="Pictures/10000569000002070000015E1C94F8D8DD1CE626.svg" manifest:media-type="image/svg+xml"/>
  <manifest:file-entry manifest:full-path="Pictures/10000633000002070000015ECC0FBBAA441B3721.svg" manifest:media-type="image/svg+xml"/>
  <manifest:file-entry manifest:full-path="Pictures/10000001000000AE0000001AFC4744A5503CF237.png" manifest:media-type="image/png"/>
  <manifest:file-entry manifest:full-path="Pictures/100000010000001A00000012C3A733B0A985012F.png" manifest:media-type="image/png"/>
  <manifest:file-entry manifest:full-path="Pictures/100000010000001A00000012F61F77A6CD31380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objectwithoutfill">
      <style:graphic-properties svg:stroke-color="#cccccc" draw:marker-end="Arrowheads_20_1" draw:marker-end-width="0.20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54cm" svg:y="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6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317cm" svg:x="2.492cm" svg:y="1.9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223cm" svg:height="0.953cm" svg:x="0.018cm" svg:y="1.106cm">
          <draw:text-box>
            <text:p text:style-name="P2"><text:span text:style-name="T1">x1</text:span></text:p>
            <text:p text:style-name="P2"><text:span text:style-name="T1">Temp</text:span></text:p>
          </draw:text-box>
        </draw:frame>
        <draw:frame draw:style-name="gr3" draw:text-style-name="P3" draw:layer="layout" svg:width="2.223cm" svg:height="0.953cm" svg:x="0.019cm" svg:y="2.307cm">
          <draw:text-box>
            <text:p text:style-name="P2"><text:span text:style-name="T1">x2</text:span></text:p>
            <text:p text:style-name="P2"><text:span text:style-name="T1">Humidity</text:span></text:p>
          </draw:text-box>
        </draw:frame>
        <draw:frame draw:style-name="gr3" draw:text-style-name="P3" draw:layer="layout" svg:width="2.223cm" svg:height="0.953cm" svg:x="2.721cm" svg:y="3.997cm">
          <draw:text-box>
            <text:p text:style-name="P2"><text:span text:style-name="T1">Hidden</text:span></text:p>
            <text:p text:style-name="P2"><text:span text:style-name="T1">Layer</text:span></text:p>
          </draw:text-box>
        </draw:frame>
        <draw:line draw:style-name="gr4" draw:text-style-name="P1" draw:layer="layout" svg:x1="4.154cm" svg:y1="0.733cm" svg:x2="5.834cm" svg:y2="1.733cm">
          <text:p/>
        </draw:line>
        <draw:line draw:style-name="gr4" draw:text-style-name="P1" draw:layer="layout" svg:x1="4.181cm" svg:y1="2.061cm" svg:x2="5.639cm" svg:y2="2.063cm">
          <text:p/>
        </draw:line>
        <draw:line draw:style-name="gr4" draw:text-style-name="P1" draw:layer="layout" svg:x1="4.181cm" svg:y1="3.404cm" svg:x2="5.965cm" svg:y2="2.346cm">
          <text:p/>
        </draw:line>
        <draw:line draw:style-name="gr4" draw:text-style-name="P1" draw:layer="layout" svg:x1="6.28cm" svg:y1="2.074cm" svg:x2="8.107cm" svg:y2="2.075cm">
          <text:p/>
        </draw:line>
        <draw:frame draw:style-name="gr5" draw:text-style-name="P3" draw:layer="layout" svg:width="2.859cm" svg:height="0.602cm" svg:x="6.385cm" svg:y="0.809cm">
          <draw:text-box>
            <text:p text:style-name="P2"><text:span text:style-name="T1">Will it rain?</text:span></text:p>
          </draw:text-box>
        </draw:frame>
        <draw:frame draw:style-name="gr6" draw:text-style-name="P1" draw:layer="layout" svg:width="0.518cm" svg:height="0.349cm" svg:x="4.33cm" svg:y="0.419cm">
          <draw:image xlink:href="Pictures/10000569000002070000015E1C94F8D8DD1CE626.svg" xlink:type="simple" xlink:show="embed" xlink:actuate="onLoad" draw:mime-type="image/svg+xml">
            <text:p/>
          </draw:image>
          <draw:image xlink:href="Pictures/100000010000001A00000012F61F77A6CD313805.png" xlink:type="simple" xlink:show="embed" xlink:actuate="onLoad" draw:mime-type="image/png"/>
        </draw:frame>
        <draw:frame draw:style-name="gr6" draw:text-style-name="P1" draw:layer="layout" svg:width="0.518cm" svg:height="0.349cm" svg:x="4.33cm" svg:y="1.619cm">
          <draw:image xlink:href="Pictures/10000633000002070000015ECC0FBBAA441B3721.svg" xlink:type="simple" xlink:show="embed" xlink:actuate="onLoad" draw:mime-type="image/svg+xml">
            <text:p/>
          </draw:image>
          <draw:image xlink:href="Pictures/100000010000001A00000012C3A733B0A985012F.png" xlink:type="simple" xlink:show="embed" xlink:actuate="onLoad" draw:mime-type="image/png"/>
        </draw:frame>
        <draw:frame draw:style-name="gr6" draw:text-style-name="P1" draw:layer="layout" svg:width="0.492cm" svg:height="0.328cm" svg:x="4.343cm" svg:y="2.63cm">
          <draw:image xlink:href="Pictures/100006EF000001ED0000014901ADB2E215920AEA.svg" xlink:type="simple" xlink:show="embed" xlink:actuate="onLoad" draw:mime-type="image/svg+xml">
            <text:p/>
          </draw:image>
          <draw:image xlink:href="Pictures/10000001000000190000001027E1B3D3962B9B52.png" xlink:type="simple" xlink:show="embed" xlink:actuate="onLoad" draw:mime-type="image/png"/>
        </draw:frame>
        <draw:frame draw:style-name="gr7" draw:text-style-name="P2" draw:layer="layout" svg:width="3.48cm" svg:height="0.511cm" svg:x="6.384cm" svg:y="1.486cm">
          <draw:image xlink:href="Pictures/1000186F00000D990000020065644C3AC43217F3.svg" xlink:type="simple" xlink:show="embed" xlink:actuate="onLoad" draw:mime-type="image/svg+xml">
            <text:p/>
          </draw:image>
          <draw:image xlink:href="Pictures/10000001000000AE0000001AFC4744A5503CF23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31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8T21:08:57.445425533</meta:creation-date>
    <dc:date>2021-10-18T22:37:31.232848069</dc:date>
    <meta:editing-duration>PT27M10S</meta:editing-duration>
    <meta:editing-cycles>14</meta:editing-cycles>
    <meta:generator>LibreOffice/7.2.0.4$MacOSX_AARCH64 LibreOffice_project/9a9c6381e3f7a62afc1329bd359cc48accb6435b</meta:generator>
    <meta:document-statistic meta:object-count="17"/>
  </office:meta>
</office:document-meta>
</file>